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23H53M00S" calcext:value-type="time">
            <text:p>23:5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a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21T17:38:58.225032355</dc:date>
    <meta:editing-duration>P6DT2H43M40S</meta:editing-duration>
    <meta:editing-cycles>545</meta:editing-cycles>
    <meta:document-statistic meta:table-count="1" meta:cell-count="148" meta:object-count="0"/>
  </office:meta>
</office:document-meta>
</file>